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B8000003A09AC5D370202381F3.png" manifest:media-type="image/png"/>
  <manifest:file-entry manifest:full-path="Pictures/10000201000002B8000003A0F25414BBF8927C93.png" manifest:media-type="image/png"/>
  <manifest:file-entry manifest:full-path="Pictures/100002010000020000000200CE91DA9D7AD153DA.png" manifest:media-type="image/png"/>
  <manifest:file-entry manifest:full-path="Pictures/10000201000002B8000003A0D32611D85A75BC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729fc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54pt" style:font-size-asian="54pt" style:font-size-complex="54pt"/>
    </style:style>
    <style:style style:name="P6" style:family="paragraph">
      <loext:graphic-properties draw:fill="none" draw:fill-color="#ffffff"/>
      <style:text-properties fo:color="#808080" fo:font-size="18pt" style:font-size-asian="18pt" style:font-size-complex="18pt"/>
    </style:style>
    <style:style style:name="T1" style:family="text">
      <style:text-properties fo:color="#8f187c" style:font-name="Liberation Sans1" fo:font-size="54pt" fo:font-weight="bold" style:font-size-asian="54pt" style:font-name-complex="Liberation Sans1" style:font-size-complex="54pt" style:font-weight-complex="bold"/>
    </style:style>
    <style:style style:name="T2" style:family="text">
      <style:text-properties fo:color="#808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1.998cm" svg:height="29.7cm" svg:x="0cm" svg:y="0.002cm" svg:viewBox="0 0 41999 29701" draw:points="0,0 41999,0 41999,29701 0,29701">
          <text:p/>
        </draw:polygon>
        <draw:polygon draw:style-name="gr2" draw:text-style-name="P2" draw:layer="layout" svg:width="40.001cm" svg:height="27.7cm" svg:x="0.998cm" svg:y="1cm" svg:viewBox="0 0 40002 27701" draw:points="0,0 40002,0 40002,27701 0,27701">
          <text:p/>
        </draw:polygon>
        <draw:frame draw:style-name="gr3" draw:text-style-name="P3" draw:layer="layout" svg:width="13.546cm" svg:height="13.546cm" svg:x="13.952cm" svg:y="4.853cm">
          <draw:image xlink:href="Pictures/100002010000020000000200CE91DA9D7AD153DA.png" xlink:type="simple" xlink:show="embed" xlink:actuate="onLoad">
            <text:p/>
          </draw:image>
        </draw:frame>
        <draw:frame draw:style-name="gr3" draw:text-style-name="P3" draw:layer="layout" svg:width="7.048cm" svg:height="9.397cm" svg:x="3.475cm" svg:y="7.351cm">
          <draw:image xlink:href="Pictures/10000201000002B8000003A0D32611D85A75BC8D.png" xlink:type="simple" xlink:show="embed" xlink:actuate="onLoad">
            <text:p/>
          </draw:image>
        </draw:frame>
        <draw:frame draw:style-name="gr3" draw:text-style-name="P3" draw:layer="layout" svg:width="7.111cm" svg:height="9.482cm" svg:x="31.478cm" svg:y="7.351cm">
          <draw:image xlink:href="Pictures/10000201000002B8000003A0F25414BBF8927C93.png" xlink:type="simple" xlink:show="embed" xlink:actuate="onLoad">
            <text:p/>
          </draw:image>
        </draw:frame>
        <draw:frame draw:style-name="gr3" draw:text-style-name="P3" draw:layer="layout" svg:width="9.397cm" svg:height="8.931cm" svg:x="16.365cm" svg:y="19.543cm">
          <draw:image xlink:href="Pictures/10000201000002B8000003A09AC5D370202381F3.png" xlink:type="simple" xlink:show="embed" xlink:actuate="onLoad">
            <text:p/>
          </draw:image>
        </draw:frame>
        <draw:frame draw:style-name="gr4" draw:text-style-name="P5" draw:layer="layout" svg:width="25.085cm" svg:height="2.126cm" svg:x="9.514cm" svg:y="2.434cm">
          <draw:text-box>
            <text:p text:style-name="P4"><text:span text:style-name="T1">KromWorks Weatherstation</text:span></text:p>
          </draw:text-box>
        </draw:frame>
        <draw:frame draw:style-name="gr5" draw:text-style-name="P6" draw:layer="layout" svg:width="10.094cm" svg:height="7.031cm" svg:x="3.448cm" svg:y="21.072cm">
          <draw:text-box>
            <text:p><text:span text:style-name="T2">-Temperature Measurement</text:span></text:p>
            <text:p><text:span text:style-name="T2">-Pressure Measurement</text:span></text:p>
            <text:p><text:span text:style-name="T2">-30 minute Temperature data collectio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ade by: Oscar Kromhout V1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1.999cm" fo:page-height="29.6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4T14:35:02.983987860</dc:date>
    <meta:editing-duration>PT2M40S</meta:editing-duration>
    <meta:editing-cycles>1</meta:editing-cycles>
    <meta:document-statistic meta:object-count="8"/>
    <meta:generator>LibreOffice/6.0.7.3$Linux_X86_64 LibreOffice_project/00m0$Build-3</meta:generator>
  </office:meta>
</office:document-meta>
</file>